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Verdana" svg:font-family="Verdana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-0.767cm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1.376cm" fo:margin-right="0cm" fo:text-indent="-0.026cm" style:auto-text-indent="false">
        <style:tab-stops/>
      </style:paragraph-properties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6"/>
    <style:style style:name="P6" style:family="paragraph" style:parent-style-name="Standard" style:list-style-name="L9">
      <style:paragraph-properties>
        <style:tab-stops>
          <style:tab-stop style:position="0.318c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 style:list-style-name="L14">
      <style:paragraph-properties>
        <style:tab-stops>
          <style:tab-stop style:position="0.026c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 style:list-style-name="L15">
      <style:paragraph-properties>
        <style:tab-stops>
          <style:tab-stop style:position="-0.767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 style:list-style-name="L10">
      <style:paragraph-properties>
        <style:tab-stops>
          <style:tab-stop style:position="0.318cm"/>
        </style:tab-stops>
      </style:paragraph-properties>
    </style:style>
    <style:style style:name="P10" style:family="paragraph" style:parent-style-name="Standard" style:list-style-name="L12">
      <style:paragraph-properties>
        <style:tab-stops/>
      </style:paragraph-properties>
    </style:style>
    <style:style style:name="P11" style:family="paragraph" style:parent-style-name="Standard" style:list-style-name="L16"/>
    <style:style style:name="P12" style:family="paragraph" style:parent-style-name="Standard" style:list-style-name="L18"/>
    <style:style style:name="P13" style:family="paragraph" style:parent-style-name="Standard" style:list-style-name="L19"/>
    <style:style style:name="P14" style:family="paragraph" style:parent-style-name="Standard" style:list-style-name="L2">
      <style:paragraph-properties fo:margin-left="1.852cm" fo:margin-right="0cm" fo:text-indent="-0.635cm" style:auto-text-indent="false">
        <style:tab-stops/>
      </style:paragraph-properties>
    </style:style>
    <style:style style:name="P15" style:family="paragraph" style:parent-style-name="Standard" style:list-style-name="L4">
      <style:paragraph-properties fo:margin-left="1.931cm" fo:margin-right="0cm" fo:text-indent="-0.661cm" style:auto-text-indent="false">
        <style:tab-stops/>
      </style:paragraph-properties>
    </style:style>
    <style:style style:name="P16" style:family="paragraph" style:parent-style-name="Standard" style:list-style-name="L5">
      <style:paragraph-properties fo:margin-left="1.27cm" fo:margin-right="0cm" fo:text-indent="-0.026cm" style:auto-text-indent="false">
        <style:tab-stops/>
      </style:paragraph-properties>
    </style:style>
    <style:style style:name="P17" style:family="paragraph" style:parent-style-name="Standard" style:list-style-name="L7">
      <style:paragraph-properties fo:margin-left="1.376cm" fo:margin-right="0cm" fo:text-indent="-0.026cm" style:auto-text-indent="false">
        <style:tab-stops/>
      </style:paragraph-properties>
    </style:style>
    <style:style style:name="P18" style:family="paragraph" style:parent-style-name="Standard" style:list-style-name="L8">
      <style:paragraph-properties fo:margin-left="1.349cm" fo:margin-right="0cm" fo:text-indent="-0.661cm" style:auto-text-indent="false">
        <style:tab-stops>
          <style:tab-stop style:position="0.318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 style:list-style-name="L8">
      <style:paragraph-properties fo:margin-left="1.349cm" fo:margin-right="0cm" fo:text-indent="-0.661cm" style:auto-text-indent="false">
        <style:tab-stops>
          <style:tab-stop style:position="0.318cm"/>
        </style:tab-stops>
      </style:paragraph-properties>
    </style:style>
    <style:style style:name="P20" style:family="paragraph" style:parent-style-name="Standard" style:list-style-name="L11">
      <style:paragraph-properties fo:margin-left="1.746cm" fo:margin-right="0cm" fo:text-indent="-1.138cm" style:auto-text-indent="false">
        <style:tab-stops>
          <style:tab-stop style:position="-0.159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 style:list-style-name="L13">
      <style:paragraph-properties fo:margin-left="1.429cm" fo:margin-right="0cm" fo:text-indent="-0.82cm" style:auto-text-indent="false">
        <style:tab-stops>
          <style:tab-stop style:position="0.026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13">
      <style:paragraph-properties fo:margin-left="1.429cm" fo:margin-right="0cm" fo:text-indent="-0.82cm" style:auto-text-indent="false">
        <style:tab-stops/>
      </style:paragraph-properties>
    </style:style>
    <style:style style:name="P23" style:family="paragraph" style:parent-style-name="Standard" style:list-style-name="L13">
      <style:paragraph-properties fo:margin-left="2.223cm" fo:margin-right="0cm" fo:text-indent="-1.614cm" style:auto-text-indent="false">
        <style:tab-stops>
          <style:tab-stop style:position="-0.767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 style:list-style-name="L17">
      <style:paragraph-properties fo:margin-left="0.45cm" fo:margin-right="0cm" fo:text-indent="-0.423cm" style:auto-text-indent="false">
        <style:tab-stops>
          <style:tab-stop style:position="0.318cm"/>
        </style:tab-stops>
      </style:paragraph-properties>
    </style:style>
    <style:style style:name="P25" style:family="paragraph" style:parent-style-name="Heading_20_1" style:master-page-name="HTML">
      <style:paragraph-properties style:page-number="auto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cm" fo:text-indent="-0.635cm" fo:margin-left="7.99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cm" fo:text-indent="-0.635cm" fo:margin-left="7.99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adoop Inno </text:p>
      <text:p text:style-name="Standard"/>
      <text:p text:style-name="Standard">http://hadoop.apache.org/common/docs/current/mapred_tutorial.html </text:p>
      <text:p text:style-name="Standard"/>
      <text:p text:style-name="Standard">Large dataset- Tracks CSV </text:p>
      <text:p text:style-name="Standard"/>
      <text:p text:style-name="Standard"><text:a xlink:type="simple" xlink:href="http://hadoop.apache.org/common/docs/r0.17.1/hdfs_shell.html">http://hadoop.apache.org/common/docs/r0.17.1/hdfs_shell.html</text:a> – Hadoop Shell commands</text:p>
      <text:p text:style-name="Standard"/>
      <text:p text:style-name="Standard"><text:a xlink:type="simple" xlink:href="http://hadoop.apache.org/common/docs/current/cluster_setup.html">http://hadoop.apache.org/common/docs/current/cluster_setup.html</text:a> – Running Hadoop in a cluster</text:p>
      <text:p text:style-name="Standard"/>
      <text:p text:style-name="Standard"><text:a xlink:type="simple" xlink:href="http://hadoop-karma.blogspot.co.uk/2010/05/hadoop-cookbook-4-how-to-run-multiple.html">http://hadoop-karma.blogspot.co.uk/2010/05/hadoop-cookbook-4-how-to-run-multiple.html</text:a> AND <text:a xlink:type="simple" xlink:href="http://search-hadoop.com/m/sApJY1zWgQV/multiple+datanodes⊂j=Multiple+DataNodes+on+a+single+machine">http://search-</text:a></text:p>
      <text:p text:style-name="Standard"/>
      <text:p text:style-name="Standard"><text:s/>– Hadoop command line commands list<text:a xlink:type="simple" xlink:href="http://hadoop.apache.org/common/docs/current/commands_manual.html">http://hadoop.apache.org/common/docs/current/commands_manual.html</text:a></text:p>
      <text:p text:style-name="Standard"/>
      <text:p text:style-name="Standard"><text:a xlink:type="simple" xlink:href="http://lintool.github.com/MapReduceAlgorithms/">http://lintool.github.com/MapReduceAlgorithms/</text:a></text:p>
      <text:p text:style-name="Standard"/>
      <text:h text:style-name="Heading_20_2" text:outline-level="2">Steps to Set Up a Hadoop Map Reduce Application </text:h>
      <text:p text:style-name="Standard"/>
      <text:list xml:id="list870132902" text:style-name="L1">
        <text:list-item>
          <text:p text:style-name="P3">Download Hadoop </text:p>
        </text:list-item>
      </text:list>
      <text:p text:style-name="Standard"/>
      <text:list xml:id="list261561815" text:continue-numbering="true" text:style-name="L1">
        <text:list-item>
          <text:p text:style-name="P3">Start new Java project and pull in the references Hadoop Core </text:p>
        </text:list-item>
      </text:list>
      <text:p text:style-name="Standard"/>
      <text:list xml:id="list729744041" text:continue-numbering="true" text:style-name="L1">
        <text:list-item>
          <text:p text:style-name="P3">Create a mapper </text:p>
        </text:list-item>
      </text:list>
      <text:list xml:id="list1616911288" text:style-name="L2">
        <text:list-item>
          <text:p text:style-name="P14">Implements mapper interface and extends map reduce base. </text:p>
        </text:list-item>
        <text:list-item>
          <text:p text:style-name="P14">Generic arguements Think you have to use the types from Hadoop ** Clarify ** Implement the map method </text:p>
        </text:list-item>
        <text:list-item>
          <text:p text:style-name="P14">Rename args to key, value and output </text:p>
        </text:list-item>
      </text:list>
      <text:p text:style-name="Standard"/>
      <text:list xml:id="list1741859328" text:style-name="L3">
        <text:list-item>
          <text:p text:style-name="P4">Create the reducer </text:p>
        </text:list-item>
      </text:list>
      <text:list xml:id="list727153136" text:style-name="L4">
        <text:list-item>
          <text:p text:style-name="P15">Extend map reduce base and implement reducer interface. </text:p>
        </text:list-item>
      </text:list>
      <text:list xml:id="list2079642310" text:style-name="L5">
        <text:list-item>
          <text:p text:style-name="P16">4 generic argument are Implement reduce </text:p>
        </text:list-item>
        <text:list-item>
          <text:p text:style-name="P16">rename args to key, values, output </text:p>
        </text:list-item>
      </text:list>
      <text:p text:style-name="Standard"/>
      <text:list xml:id="list1967584593" text:style-name="L6">
        <text:list-item>
          <text:p text:style-name="P5">Create a class to run the app (Bootstrapper?) </text:p>
        </text:list-item>
      </text:list>
      <text:list xml:id="list1411604768" text:style-name="L7">
        <text:list-item>
          <text:p text:style-name="P17">Main method Inside main add a Job Configuration and set job name </text:p>
        </text:list-item>
      </text:list>
      <text:p text:style-name="P2"/>
      <text:list xml:id="list1877148158" text:style-name="L8">
        <text:list-item>
          <text:p text:style-name="P18">Specify in config the type of mapper and reducer </text:p>
        </text:list-item>
      </text:list>
      <text:list xml:id="list1977547193" text:style-name="L9">
        <text:list-item>
          <text:p text:style-name="P6">Pass Bootstrapper.class into the constructor of JobConf to ensure it works with distributed mode</text:p>
        </text:list-item>
      </text:list>
      <text:list xml:id="list706222571" text:continue-list="list1877148158" text:style-name="L8">
        <text:list-header>
          <text:p text:style-name="P19"/>
        </text:list-header>
        <text:list-item>
          <text:p text:style-name="P18">Specify in the config the type of the key and the type of the value that will be output from the map function </text:p>
        </text:list-item>
      </text:list>
      <text:list xml:id="list1029321215" text:style-name="L10">
        <text:list-item>
          <text:list>
            <text:list-item>
              <text:list>
                <text:list-item>
                  <text:list>
                    <text:list-item>
                      <text:p text:style-name="P9">This will correspond to the generic arguments on the OutPutCollecter of the map function This collection is where each invocation of the map function adds a piece of data (It builds up the map data) </text:p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  <text:list xml:id="list1200829898" text:style-name="L11">
        <text:list-item>
          <text:p text:style-name="P20">Specify in the config the format of input and output I've used TextInputFormat and TextOutputFormat </text:p>
        </text:list-item>
      </text:list>
      <text:list xml:id="list347476534" text:style-name="L12">
        <text:list-item>
          <text:p text:style-name="P10">need to understand how they are used Specify in the config where input will come from and <text:soft-page-break/>output will go to input will be first arg output will be second arg use FileInputFormat class </text:p>
          <text:p text:style-name="P10"/>
        </text:list-item>
      </text:list>
      <text:list xml:id="list1054004910" text:style-name="L13">
        <text:list-item>
          <text:p text:style-name="P21">Create java package </text:p>
        </text:list-item>
      </text:list>
      <text:list xml:id="list2057249964" text:style-name="L14">
        <text:list-item>
          <text:p text:style-name="P7">Make sure to include all library references</text:p>
        </text:list-item>
      </text:list>
      <text:list xml:id="list61472658" text:continue-list="list1054004910" text:style-name="L13">
        <text:list-header>
          <text:p text:style-name="P22"/>
        </text:list-header>
        <text:list-item>
          <text:p text:style-name="P23">Run Hadoop and point to the java package containing the data </text:p>
        </text:list-item>
      </text:list>
      <text:list xml:id="list394971027" text:style-name="L15">
        <text:list-item>
          <text:p text:style-name="P8">Explain the command line args</text:p>
        </text:list-item>
      </text:list>
      <text:p text:style-name="P1"/>
      <text:p text:style-name="P1"/>
      <text:p text:style-name="Standard"/>
      <text:p text:style-name="Standard">***** Questions ***** </text:p>
      <text:p text:style-name="Standard"/>
      <text:p text:style-name="Standard">1. Is the map input (the key and the value) always (LongWritable key, Text Value) ? If not where is it specified? 1. Do you have to user Solr's classes for the input and output types on mappers and reducers?<text:line-break/><text:line-break/>2. How are they keys derived for both the map and reduce functions <text:line-break/></text:p>
      <text:list xml:id="list611585192" text:style-name="L16">
        <text:list-item>
          <text:p text:style-name="P11">What do the input and outputs in the job conf do? TextInputFormat</text:p>
          <text:p text:style-name="P11"/>
        </text:list-item>
      </text:list>
      <text:p text:style-name="Standard">*************************************************************************************</text:p>
      <text:p text:style-name="Standard"/>
      <text:list xml:id="list1697750244" text:style-name="L17">
        <text:list-item>
          <text:p text:style-name="P24">How does Hadoop parallelize the workload?</text:p>
        </text:list-item>
      </text:list>
      <text:list xml:id="list2096469616" text:style-name="L18">
        <text:list-item>
          <text:p text:style-name="P12">“Spawns one map task for each InputSplit generated by the InputFormat fo the job</text:p>
        </text:list-item>
        <text:list-item>
          <text:p text:style-name="P12"><text:span text:style-name="T1">“The </text:span><text:span text:style-name="T2">Mapper</text:span><text:span text:style-name="T3"> </text:span><text:span text:style-name="T1">outputs are sorted and then partitioned per </text:span><text:span text:style-name="T2">Reducer”</text:span></text:p>
        </text:list-item>
        <text:list-item>
          <text:p text:style-name="P12"><text:span text:style-name="T1">Users can control which keys (and hence records) go to which </text:span><text:span text:style-name="T2">Reducer </text:span><text:span text:style-name="T1">by implementing a custom </text:span><text:span text:style-name="T2">Partitioner</text:span><text:span text:style-name="T1">.</text:span></text:p>
        </text:list-item>
      </text:list>
      <text:p text:style-name="Standard"/>
      <text:p text:style-name="Standard">In the example it seemed like it was calling the map function once for each row in the csv file and possibly the same for the reduce.</text:p>
      <text:p text:style-name="Standard"/>
      <text:p text:style-name="Standard">***********************************************************************************</text:p>
      <text:p text:style-name="Standard"/>
      <text:p text:style-name="Standard">***** Things to Try ***** </text:p>
      <text:p text:style-name="Standard"/>
      <text:list xml:id="list72018661" text:style-name="L19">
        <text:list-item>
          <text:p text:style-name="P13">Custom types</text:p>
        </text:list-item>
        <text:list-item>
          <text:p text:style-name="P13">Parallelize the workload</text:p>
        </text:list-item>
        <text:list-item>
          <text:p text:style-name="P13">Investigate how the key returned from the Map affects grouping - ** Combiner **</text:p>
        </text:list-item>
        <text:list-item>
          <text:p text:style-name="P13">Understand the steps that occur between map and reduce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Verdana" svg:font-family="Verdana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inition" style:family="text">
      <style:text-properties fo:language="en" fo:country="GB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2T10:03:42</dc:date>
    <dc:creator>NickTune </dc:creator>
    <meta:generator>LibreOffice/3.4$Unix LibreOffice_project/340m1$Build-402</meta:generator>
    <meta:editing-duration>PT7H56M42S</meta:editing-duration>
    <meta:editing-cycles>16</meta:editing-cycles>
    <meta:document-statistic meta:table-count="0" meta:image-count="0" meta:object-count="0" meta:page-count="2" meta:paragraph-count="46" meta:word-count="494" meta:character-count="3221" meta:non-whitespace-character-count="2775"/>
  </office:meta>
</office:document-meta>
</file>